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alArgumentSet.getLis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ditionalArgumentSet.addConditionalargument( ConditionalArgument arg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ditionalArgumentSet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ditionalArgumentSet.addConditionalargumentset( ConditionalArgument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